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Text_20_body" style:list-style-name="L1" style:master-page-name="First_20_Page">
      <style:paragraph-properties style:page-number="auto"/>
    </style:style>
    <style:style style:name="P2" style:family="paragraph" style:parent-style-name="Text_20_body" style:list-style-name="L1"/>
    <style:style style:name="P3" style:family="paragraph" style:parent-style-name="Text_20_body" style:list-style-name="L1">
      <style:paragraph-properties fo:margin-top="0.25cm" fo:margin-bottom="0.499cm" style:contextual-spacing="false"/>
    </style:style>
    <style:style style:name="P4" style:family="paragraph" style:parent-style-name="Header">
      <style:paragraph-properties fo:margin-top="0.212cm" fo:margin-bottom="0cm" style:contextual-spacing="false" fo:text-align="start" style:justify-single-word="false"/>
      <style:text-properties officeooo:paragraph-rsid="01741ada"/>
    </style:style>
    <style:style style:name="P5" style:family="paragraph" style:parent-style-name="Heading_20_3">
      <style:paragraph-properties fo:margin-top="0.212cm" fo:margin-bottom="0cm" style:contextual-spacing="false" fo:text-align="start" style:justify-single-word="false"/>
      <style:text-properties officeooo:paragraph-rsid="01741ada"/>
    </style:style>
    <style:style style:name="P6" style:family="paragraph" style:parent-style-name="Text_20_body">
      <style:paragraph-properties fo:margin-top="0.25cm" fo:margin-bottom="0.499cm" style:contextual-spacing="false"/>
    </style:style>
    <style:style style:name="P7" style:family="paragraph" style:parent-style-name="Text_20_body" style:list-style-name="L2"/>
    <style:style style:name="P8" style:family="paragraph" style:parent-style-name="Text_20_body" style:list-style-name="L2">
      <style:paragraph-properties fo:margin-top="0.25cm" fo:margin-bottom="0.499cm" style:contextual-spacing="false"/>
    </style:style>
    <style:style style:name="P9" style:family="paragraph" style:parent-style-name="Text_20_body" style:list-style-name="L3"/>
    <style:style style:name="P10" style:family="paragraph" style:parent-style-name="Text_20_body" style:list-style-name="L3">
      <style:paragraph-properties fo:margin-top="0.25cm" fo:margin-bottom="0.499cm" style:contextual-spacing="false"/>
    </style:style>
    <style:style style:name="P11" style:family="paragraph" style:parent-style-name="Text_20_body" style:list-style-name="L4">
      <style:paragraph-properties fo:margin-top="0.25cm" fo:margin-bottom="0.499cm" style:contextual-spacing="false"/>
    </style:style>
    <style:style style:name="P12" style:family="paragraph" style:parent-style-name="Text_20_body" style:list-style-name="L4"/>
    <style:style style:name="P13" style:family="paragraph" style:parent-style-name="Text_20_body" style:list-style-name="L5">
      <style:paragraph-properties fo:margin-top="0.25cm" fo:margin-bottom="0.499cm" style:contextual-spacing="false"/>
    </style:style>
    <style:style style:name="P14" style:family="paragraph" style:parent-style-name="Text_20_body" style:list-style-name="L5"/>
    <style:style style:name="P15" style:family="paragraph" style:parent-style-name="Text_20_body" style:list-style-name="L6">
      <style:paragraph-properties fo:margin-top="0.25cm" fo:margin-bottom="0.499cm" style:contextual-spacing="false"/>
    </style:style>
    <style:style style:name="P16" style:family="paragraph" style:parent-style-name="Text_20_body" style:list-style-name="L6"/>
    <style:style style:name="P17" style:family="paragraph" style:parent-style-name="Text_20_body" style:list-style-name="L7">
      <style:paragraph-properties fo:margin-top="0.25cm" fo:margin-bottom="0.499cm" style:contextual-spacing="false"/>
    </style:style>
    <style:style style:name="P18" style:family="paragraph" style:parent-style-name="Text_20_body" style:list-style-name="L7"/>
    <style:style style:name="P19" style:family="paragraph" style:parent-style-name="Text_20_body" style:list-style-name="L8">
      <style:paragraph-properties fo:margin-top="0.25cm" fo:margin-bottom="0.499cm" style:contextual-spacing="false"/>
    </style:style>
    <style:style style:name="P20" style:family="paragraph" style:parent-style-name="Text_20_body" style:list-style-name="L8"/>
    <style:style style:name="P21" style:family="paragraph" style:parent-style-name="Text_20_body" style:list-style-name="L9">
      <style:paragraph-properties fo:margin-top="0.25cm" fo:margin-bottom="0.499cm" style:contextual-spacing="false"/>
    </style:style>
    <style:style style:name="P22" style:family="paragraph" style:parent-style-name="Text_20_body" style:list-style-name="L9"/>
    <style:style style:name="P23" style:family="paragraph" style:parent-style-name="Text_20_body" style:list-style-name="L10">
      <style:paragraph-properties fo:margin-top="0.25cm" fo:margin-bottom="0.499cm" style:contextual-spacing="false"/>
    </style:style>
    <style:style style:name="P24" style:family="paragraph" style:parent-style-name="Text_20_body" style:list-style-name="L10"/>
    <style:style style:name="P25" style:family="paragraph" style:parent-style-name="Text_20_body" style:list-style-name="L11">
      <style:paragraph-properties fo:margin-top="0.25cm" fo:margin-bottom="0.499cm" style:contextual-spacing="false"/>
    </style:style>
    <style:style style:name="P26" style:family="paragraph" style:parent-style-name="Text_20_body" style:list-style-name="L11"/>
    <style:style style:name="P27" style:family="paragraph" style:parent-style-name="Standard">
      <style:paragraph-properties fo:text-align="start" style:justify-single-word="false"/>
    </style:style>
    <style:style style:name="P28" style:family="paragraph" style:parent-style-name="Standard">
      <style:paragraph-properties fo:text-align="start" style:justify-single-word="false"/>
      <style:text-properties officeooo:paragraph-rsid="0176a36e"/>
    </style:style>
    <style:style style:name="P29" style:family="paragraph" style:parent-style-name="Header">
      <style:paragraph-properties fo:margin-top="0.212cm" fo:margin-bottom="0cm" style:contextual-spacing="false" fo:text-align="start" style:justify-single-word="false"/>
      <style:text-properties officeooo:rsid="0174d9a9" officeooo:paragraph-rsid="0174d9a9"/>
    </style:style>
    <style:style style:name="P30" style:family="paragraph" style:parent-style-name="Heading_20_3">
      <style:paragraph-properties fo:margin-top="0.212cm" fo:margin-bottom="0cm" style:contextual-spacing="false" fo:text-align="start" style:justify-single-word="false"/>
      <style:text-properties officeooo:rsid="0174d9a9" officeooo:paragraph-rsid="0174d9a9"/>
    </style:style>
    <style:style style:name="P31" style:family="paragraph" style:parent-style-name="Text_20_body" style:list-style-name="L12"/>
    <style:style style:name="P32" style:family="paragraph" style:parent-style-name="Text_20_body" style:list-style-name="L12">
      <style:paragraph-properties fo:margin-top="0.25cm" fo:margin-bottom="0.499cm" style:contextual-spacing="false"/>
    </style:style>
    <style:style style:name="P33" style:family="paragraph" style:parent-style-name="Text_20_body" style:list-style-name="L13"/>
    <style:style style:name="P34" style:family="paragraph" style:parent-style-name="Text_20_body" style:list-style-name="L13">
      <style:paragraph-properties fo:margin-top="0.25cm" fo:margin-bottom="0.499cm" style:contextual-spacing="false"/>
    </style:style>
    <style:style style:name="P35" style:family="paragraph" style:parent-style-name="Text_20_body" style:list-style-name="L14"/>
    <style:style style:name="P36" style:family="paragraph" style:parent-style-name="Text_20_body" style:list-style-name="L14">
      <style:paragraph-properties fo:margin-top="0.25cm" fo:margin-bottom="0.499cm" style:contextual-spacing="false"/>
    </style:style>
    <style:style style:name="P37" style:family="paragraph" style:parent-style-name="Text_20_body" style:list-style-name="L15"/>
    <style:style style:name="P38" style:family="paragraph" style:parent-style-name="Text_20_body" style:list-style-name="L15">
      <style:paragraph-properties fo:margin-top="0.25cm" fo:margin-bottom="0.499cm" style:contextual-spacing="false"/>
    </style:style>
    <style:style style:name="P39" style:family="paragraph" style:parent-style-name="Text_20_body" style:list-style-name="L16"/>
    <style:style style:name="P40" style:family="paragraph" style:parent-style-name="Text_20_body" style:list-style-name="L16">
      <style:paragraph-properties fo:margin-top="0.25cm" fo:margin-bottom="0.499cm" style:contextual-spacing="false"/>
    </style:style>
    <style:style style:name="P41" style:family="paragraph" style:parent-style-name="Text_20_body" style:list-style-name="L17"/>
    <style:style style:name="P42" style:family="paragraph" style:parent-style-name="Text_20_body" style:list-style-name="L17">
      <style:paragraph-properties fo:margin-top="0.25cm" fo:margin-bottom="0.499cm" style:contextual-spacing="false"/>
    </style:style>
    <style:style style:name="P43" style:family="paragraph" style:parent-style-name="Text_20_body" style:list-style-name="L18"/>
    <style:style style:name="P44" style:family="paragraph" style:parent-style-name="Text_20_body" style:list-style-name="L18">
      <style:paragraph-properties fo:margin-top="0.25cm" fo:margin-bottom="0.499cm" style:contextual-spacing="false"/>
    </style:style>
    <style:style style:name="P45" style:family="paragraph" style:parent-style-name="Text_20_body" style:list-style-name="L19"/>
    <style:style style:name="P46" style:family="paragraph" style:parent-style-name="Text_20_body" style:list-style-name="L19">
      <style:paragraph-properties fo:margin-top="0.25cm" fo:margin-bottom="0.499cm" style:contextual-spacing="false"/>
    </style:style>
    <style:style style:name="P47" style:family="paragraph" style:parent-style-name="Text_20_body" style:list-style-name="L20"/>
    <style:style style:name="P48" style:family="paragraph" style:parent-style-name="Text_20_body" style:list-style-name="L20">
      <style:paragraph-properties fo:margin-top="0.25cm" fo:margin-bottom="0.499cm" style:contextual-spacing="false"/>
    </style:style>
    <style:style style:name="P49" style:family="paragraph" style:parent-style-name="Text_20_body" style:list-style-name="L21"/>
    <style:style style:name="P50" style:family="paragraph" style:parent-style-name="Text_20_body" style:list-style-name="L21">
      <style:paragraph-properties fo:margin-top="0.25cm" fo:margin-bottom="0.499cm" style:contextual-spacing="false"/>
    </style:style>
    <style:style style:name="P51" style:family="paragraph" style:parent-style-name="Text_20_body" style:list-style-name="L22"/>
    <style:style style:name="P52" style:family="paragraph" style:parent-style-name="Horizontal_20_Line">
      <style:text-properties officeooo:paragraph-rsid="0176a36e"/>
    </style:style>
    <style:style style:name="T1" style:family="text">
      <style:text-properties officeooo:rsid="01741ada"/>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The problem that was solved </text:p>
          <text:list>
            <text:list-item>
              <text:p text:style-name="P2">Brief introduction to the paper you are reviewing. </text:p>
            </text:list-item>
          </text:list>
        </text:list-item>
        <text:list-item>
          <text:p text:style-name="P2">How it solved the problem </text:p>
          <text:list>
            <text:list-item>
              <text:p text:style-name="P2">Summarize the key findings and methodologies presented in the paper. </text:p>
            </text:list-item>
          </text:list>
        </text:list-item>
        <text:list-item>
          <text:p text:style-name="P2">How did it perform the validation and its Results </text:p>
          <text:list>
            <text:list-item>
              <text:p text:style-name="P2">Critically evaluate the methodologies used and discuss the relevance and significance of the paper concerning the broader research topic or problem </text:p>
            </text:list-item>
          </text:list>
        </text:list-item>
        <text:list-item>
          <text:p text:style-name="P2">What are its strengths and weaknesses </text:p>
          <text:list>
            <text:list-item>
              <text:p text:style-name="P3">Summarize the strengths, weaknesses. Offer your critical perspective on the paper. Discuss what you agree or disagree with and why. </text:p>
            </text:list-item>
          </text:list>
        </text:list-item>
      </text:list>
      <text:p text:style-name="P4"/>
      <text:p text:style-name="P4"/>
      <text:p text:style-name="P4"><text:span text:style-name="T1">1. </text:span>Multi-modal Knowledge-aware Reinforcement Learning Network for Explainable Recommendation</text:p>
      <text:p text:style-name="P4"><text:a xlink:type="simple" xlink:href="https://www.researchgate.net/publication/352339514_Multi-modal_Knowledge-aware_Reinforcement_Learning_Network_for_Explainable_Recommendation" text:style-name="Internet_20_link" text:visited-style-name="Visited_20_Internet_20_Link">https://www.researchgate.net/publication/352339514_Multi-modal_Knowledge-aware_Reinforcement_Learning_Network_for_Explainable_Recommendation</text:a><text:line-break/><text:span text:style-name="T1">Request was rended…</text:span></text:p>
      <text:p text:style-name="P4"/>
      <text:p text:style-name="P4"><text:span text:style-name="T1">2. </text:span>Environment Reconstruction with Hidden Confounders for Reinforcement Learning based Recommendation</text:p>
      <text:p text:style-name="P4"><text:a xlink:type="simple" xlink:href="https://www.researchgate.net/publication/334717100_Environment_Reconstruction_with_Hidden_Confounders_for_Reinforcement_Learning_based_Recommendation" text:style-name="Internet_20_link" text:visited-style-name="Visited_20_Internet_20_Link">https://www.researchgate.net/publication/334717100_Environment_Reconstruction_with_Hidden_Confounders_for_Reinforcement_Learning_based_Recommendation</text:a><text:line-break/>https://arxiv.org/pdf/1907.06584</text:p>
      <text:h text:style-name="P5" text:outline-level="3">Review of "Environment Reconstruction with Hidden Confounders for Reinforcement Learning based Recommendation"</text:h>
      <text:h text:style-name="Heading_20_4" text:outline-level="4">Problem Addressed</text:h>
      <text:p text:style-name="P6">The paper addresses the challenge of reconstructing environments in reinforcement learning (RL) applications, particularly in scenarios where hidden confounders exist. Traditional RL methods often assume a fully observable <text:soft-page-break/>environment, which is rarely the case in real-world applications. This oversight can lead to misleading associations and ineffective learning policies. The authors propose a novel method, DEMER (Deconfounded Multi-Agent Environment Reconstruction), to incorporate hidden confounders into the environment reconstruction process, thereby improving the accuracy and effectiveness of RL in complex, real-world settings.</text:p>
      <text:h text:style-name="Heading_20_4" text:outline-level="4">Solution Approach</text:h>
      <text:p text:style-name="P6">The authors introduce DEMER as a framework that utilizes generative adversarial training to reconstruct environments while accounting for hidden confounders. The methodology involves two key components: a generator that learns to model the environment with embedded confounders and a discriminator that evaluates the generated environment against real-world data. The paper presents a series of experiments, including both artificial environments and a real-world application in driver program recommendation on a large-scale ride-hailing platform, Didi Chuxing. The results demonstrate that DEMER significantly outperforms traditional methods, such as MAIL (Multi-Agent Adversarial Imitation Learning), by achieving higher mean log-likelihoods and better correlation with real-world outcomes.</text:p>
      <text:h text:style-name="Heading_20_4" text:outline-level="4">Validation and Results</text:h>
      <text:p text:style-name="P6">The validation of the DEMER method involved both offline and online experiments. The authors conducted A/B tests across different cities, comparing the performance of the policy generated by DEMER against a baseline policy. The results indicated substantial improvements in key performance indicators, such as the number of finished orders (FOs) and total driver incomes (TDIs), with overall enhancements of 11.74% and 8.71%, respectively. The paper also includes a thorough evaluation of the model's performance through statistical measures, demonstrating that DEMER's simulations closely align with real-world data trends.</text:p>
      <text:h text:style-name="Heading_20_4" text:outline-level="4"><text:soft-page-break/>Strengths and Weaknesses</text:h>
      <text:p text:style-name="P6"><text:span text:style-name="Strong_20_Emphasis">Strengths:</text:span></text:p>
      <text:list text:style-name="L2">
        <text:list-item>
          <text:p text:style-name="P7"><text:span text:style-name="Strong_20_Emphasis">Innovative Approach:</text:span> The incorporation of hidden confounders into the environment reconstruction process is a significant advancement in RL, addressing a critical gap in existing methodologies. </text:p>
        </text:list-item>
        <text:list-item>
          <text:p text:style-name="P7"><text:span text:style-name="Strong_20_Emphasis">Robust Validation:</text:span> The use of both artificial and real-world experiments provides a comprehensive evaluation of the proposed method, enhancing the credibility of the findings. </text:p>
        </text:list-item>
        <text:list-item>
          <text:p text:style-name="P8"><text:span text:style-name="Strong_20_Emphasis">Practical Application:</text:span> The focus on a real-world application in ride-hailing services demonstrates the practical relevance of the research, making it applicable to industry challenges. </text:p>
        </text:list-item>
      </text:list>
      <text:p text:style-name="P6"><text:span text:style-name="Strong_20_Emphasis">Weaknesses:</text:span></text:p>
      <text:list text:style-name="L3">
        <text:list-item>
          <text:p text:style-name="P9"><text:span text:style-name="Strong_20_Emphasis">Complexity of Implementation:</text:span> While the DEMER method shows promise, its complexity may pose challenges for practitioners looking to implement it in real-world systems. </text:p>
        </text:list-item>
        <text:list-item>
          <text:p text:style-name="P9"><text:span text:style-name="Strong_20_Emphasis">Limited Scope of Experiments:</text:span> The experiments are primarily focused on a single application (driver program recommendation), which may limit the generalizability of the findings to other domains. </text:p>
        </text:list-item>
        <text:list-item>
          <text:p text:style-name="P10"><text:span text:style-name="Strong_20_Emphasis">Potential Overfitting:</text:span> The reliance on historical data for training could lead to overfitting, particularly if the data does not adequately represent future scenarios. </text:p>
        </text:list-item>
      </text:list>
      <text:h text:style-name="Heading_20_4" text:outline-level="4">Critical Perspective</text:h>
      <text:p text:style-name="P6">Overall, the paper presents a compelling case for the importance of considering hidden confounders in reinforcement learning environments. I agree with the authors' assertion that traditional methods fall short in real-world applications due to their assumptions of full observability. The DEMER method is <text:soft-page-break/>a significant step forward, and its validation through rigorous testing adds to its credibility. However, I believe that further research is needed to explore the scalability of this approach across different domains and to simplify its implementation for broader adoption. Additionally, addressing the potential for overfitting in future studies will be crucial for ensuring the robustness of the proposed methodologies.</text:p>
      <text:h text:style-name="Heading_20_3" text:outline-level="3">Slide 2: Introduction</text:h>
      <text:list text:style-name="L4">
        <text:list-item>
          <text:p text:style-name="P11"><text:span text:style-name="Strong_20_Emphasis">Problem Addressed:</text:span></text:p>
          <text:list>
            <text:list-item>
              <text:p text:style-name="P12">Challenges in reconstructing environments in reinforcement learning (RL) due to hidden confounders. </text:p>
            </text:list-item>
            <text:list-item>
              <text:p text:style-name="P12">Traditional RL methods assume fully observable environments, leading to misleading associations and ineffective learning. </text:p>
            </text:list-item>
          </text:list>
        </text:list-item>
        <text:list-item>
          <text:p text:style-name="P11"><text:span text:style-name="Strong_20_Emphasis">Objective of the Paper:</text:span></text:p>
          <text:list>
            <text:list-item>
              <text:p text:style-name="P11">Introduce DEMER (Deconfounded Multi-Agent Environment Reconstruction) to incorporate hidden confounders into the environment reconstruction process. </text:p>
            </text:list-item>
          </text:list>
        </text:list-item>
      </text:list>
      <text:p text:style-name="Horizontal_20_Line"/>
      <text:h text:style-name="Heading_20_3" text:outline-level="3">Slide 3: Solution Approach</text:h>
      <text:list text:style-name="L5">
        <text:list-item>
          <text:p text:style-name="P13"><text:span text:style-name="Strong_20_Emphasis">DEMER Framework:</text:span></text:p>
          <text:list>
            <text:list-item>
              <text:p text:style-name="P14">Utilizes generative adversarial training to model environments with embedded confounders. </text:p>
            </text:list-item>
            <text:list-item>
              <text:p text:style-name="P14">Consists of: </text:p>
              <text:list>
                <text:list-item>
                  <text:p text:style-name="P14"><text:span text:style-name="Strong_20_Emphasis">Generator:</text:span> Learns to model the environment. </text:p>
                </text:list-item>
                <text:list-item>
                  <text:p text:style-name="P14"><text:span text:style-name="Strong_20_Emphasis">Discriminator:</text:span> Evaluates the generated environment <text:soft-page-break/>against real-world data. </text:p>
                </text:list-item>
              </text:list>
            </text:list-item>
          </text:list>
        </text:list-item>
        <text:list-item>
          <text:p text:style-name="P13"><text:span text:style-name="Strong_20_Emphasis">Application:</text:span></text:p>
          <text:list>
            <text:list-item>
              <text:p text:style-name="P13">Tested in driver program recommendation on Didi Chuxing, a large-scale ride-hailing platform. </text:p>
            </text:list-item>
          </text:list>
        </text:list-item>
      </text:list>
      <text:p text:style-name="Horizontal_20_Line"/>
      <text:h text:style-name="Heading_20_3" text:outline-level="3">Slide 4: Key Findings</text:h>
      <text:list text:style-name="L6">
        <text:list-item>
          <text:p text:style-name="P15"><text:span text:style-name="Strong_20_Emphasis">Performance Improvements:</text:span></text:p>
          <text:list>
            <text:list-item>
              <text:p text:style-name="P16">DEMER significantly outperforms traditional methods like MAIL. </text:p>
            </text:list-item>
            <text:list-item>
              <text:p text:style-name="P16">Achieved higher mean log-likelihoods and better correlation with real-world outcomes. </text:p>
            </text:list-item>
          </text:list>
        </text:list-item>
        <text:list-item>
          <text:p text:style-name="P15"><text:span text:style-name="Strong_20_Emphasis">Statistical Results:</text:span></text:p>
          <text:list>
            <text:list-item>
              <text:p text:style-name="P16">Improvements in key performance indicators: </text:p>
              <text:list>
                <text:list-item>
                  <text:p text:style-name="P16">Finished Orders (FOs): +11.74% </text:p>
                </text:list-item>
                <text:list-item>
                  <text:p text:style-name="P15">Total Driver Incomes (TDIs): +8.71% </text:p>
                </text:list-item>
              </text:list>
            </text:list-item>
          </text:list>
        </text:list-item>
      </text:list>
      <text:p text:style-name="Horizontal_20_Line"/>
      <text:h text:style-name="Heading_20_3" text:outline-level="3">Slide 5: Validation Methodology</text:h>
      <text:list text:style-name="L7">
        <text:list-item>
          <text:p text:style-name="P17"><text:span text:style-name="Strong_20_Emphasis">Experimental Design:</text:span></text:p>
          <text:list>
            <text:list-item>
              <text:p text:style-name="P18">Conducted both offline and online experiments. </text:p>
            </text:list-item>
            <text:list-item>
              <text:p text:style-name="P18">A/B testing across different cities comparing DEMER-generated policy with baseline policy. </text:p>
            </text:list-item>
          </text:list>
        </text:list-item>
        <text:list-item>
          <text:p text:style-name="P17"><text:span text:style-name="Strong_20_Emphasis">Evaluation Metrics:</text:span></text:p>
          <text:list>
            <text:list-item>
              <text:p text:style-name="P17"><text:soft-page-break/>Statistical measures to assess alignment with real-world data trends. </text:p>
            </text:list-item>
          </text:list>
        </text:list-item>
      </text:list>
      <text:p text:style-name="Horizontal_20_Line"/>
      <text:h text:style-name="Heading_20_3" text:outline-level="3">Slide 6: Strengths of the Paper</text:h>
      <text:list text:style-name="L8">
        <text:list-item>
          <text:p text:style-name="P19"><text:span text:style-name="Strong_20_Emphasis">Innovative Approach:</text:span></text:p>
          <text:list>
            <text:list-item>
              <text:p text:style-name="P20">Addresses critical gaps in existing RL methodologies by incorporating hidden confounders. </text:p>
            </text:list-item>
          </text:list>
        </text:list-item>
        <text:list-item>
          <text:p text:style-name="P19"><text:span text:style-name="Strong_20_Emphasis">Robust Validation:</text:span></text:p>
          <text:list>
            <text:list-item>
              <text:p text:style-name="P20">Comprehensive evaluation through artificial and real-world experiments. </text:p>
            </text:list-item>
          </text:list>
        </text:list-item>
        <text:list-item>
          <text:p text:style-name="P19"><text:span text:style-name="Strong_20_Emphasis">Practical Relevance:</text:span></text:p>
          <text:list>
            <text:list-item>
              <text:p text:style-name="P19">Focus on real-world applications enhances applicability to industry challenges. </text:p>
            </text:list-item>
          </text:list>
        </text:list-item>
      </text:list>
      <text:p text:style-name="Horizontal_20_Line"/>
      <text:h text:style-name="Heading_20_3" text:outline-level="3">Slide 7: Weaknesses of the Paper</text:h>
      <text:list text:style-name="L9">
        <text:list-item>
          <text:p text:style-name="P21"><text:span text:style-name="Strong_20_Emphasis">Complexity of Implementation:</text:span></text:p>
          <text:list>
            <text:list-item>
              <text:p text:style-name="P22">The DEMER method's complexity may challenge practical adoption. </text:p>
            </text:list-item>
          </text:list>
        </text:list-item>
        <text:list-item>
          <text:p text:style-name="P21"><text:span text:style-name="Strong_20_Emphasis">Limited Scope of Experiments:</text:span></text:p>
          <text:list>
            <text:list-item>
              <text:p text:style-name="P22">Primarily focused on driver program recommendation, limiting generalizability. </text:p>
            </text:list-item>
          </text:list>
        </text:list-item>
        <text:list-item>
          <text:p text:style-name="P21"><text:span text:style-name="Strong_20_Emphasis">Potential Overfitting:</text:span></text:p>
          <text:list>
            <text:list-item>
              <text:p text:style-name="P21"><text:soft-page-break/>Reliance on historical data could lead to overfitting if not representative of future scenarios. </text:p>
            </text:list-item>
          </text:list>
        </text:list-item>
      </text:list>
      <text:p text:style-name="Horizontal_20_Line"/>
      <text:h text:style-name="Heading_20_3" text:outline-level="3">Slide 8: Critical Perspective</text:h>
      <text:list text:style-name="L10">
        <text:list-item>
          <text:p text:style-name="P23"><text:span text:style-name="Strong_20_Emphasis">Overall Assessment:</text:span></text:p>
          <text:list>
            <text:list-item>
              <text:p text:style-name="P24">Compelling case for considering hidden confounders in RL environments. </text:p>
            </text:list-item>
            <text:list-item>
              <text:p text:style-name="P24">Significant advancement with the DEMER method validated through rigorous testing. </text:p>
            </text:list-item>
          </text:list>
        </text:list-item>
        <text:list-item>
          <text:p text:style-name="P23"><text:span text:style-name="Strong_20_Emphasis">Future Directions:</text:span></text:p>
          <text:list>
            <text:list-item>
              <text:p text:style-name="P24">Further research needed to explore scalability across different domains. </text:p>
            </text:list-item>
            <text:list-item>
              <text:p text:style-name="P24">Simplification of implementation for broader adoption. </text:p>
            </text:list-item>
            <text:list-item>
              <text:p text:style-name="P23">Addressing potential overfitting in future studies for robustness. </text:p>
            </text:list-item>
          </text:list>
        </text:list-item>
      </text:list>
      <text:p text:style-name="Horizontal_20_Line"/>
      <text:h text:style-name="Heading_20_3" text:outline-level="3">Slide 9: Conclusion</text:h>
      <text:list text:style-name="L11">
        <text:list-item>
          <text:p text:style-name="P25"><text:span text:style-name="Strong_20_Emphasis">Summary:</text:span></text:p>
          <text:list>
            <text:list-item>
              <text:p text:style-name="P26">DEMER presents a novel approach to environment reconstruction in RL, effectively addressing hidden confounders. </text:p>
            </text:list-item>
            <text:list-item>
              <text:p text:style-name="P26">Demonstrates significant improvements in real-world applications, paving the way for more effective decision-making in complex environments. </text:p>
            </text:list-item>
          </text:list>
        </text:list-item>
      </text:list>
      <text:p text:style-name="Horizontal_20_Line"/>
      <text:h text:style-name="Heading_20_3" text:outline-level="3"><text:soft-page-break/>Speech for presentation</text:h>
      <text:p text:style-name="P27"><text:tab/>Then, this paper stands for Deconfounded Multi-Agent Environment Reconstruction. This work addresses the issue of hidden confounders in reinforcement learning environments, which can significantly impact the effectiveness of learning algorithms.</text:p>
      <text:p text:style-name="P28"><text:tab/>The authors propose a novel approach that utilizes a generative adversarial training framework to create a virtual environment that accurately reflects real-world dynamics by incorporating these hidden confounders. They applied this method to the driver program recommendation system on the Didi Chuxing platform, achieving notable results: a 11.74% increase in completed orders and an 8.71% rise in driver incomes.</text:p>
      <text:p text:style-name="P28"><text:tab/>While the paper presents a compelling solution to a challenging problem, it also acknowledges the complexities of implementation and the risk of overfitting. The authors suggest future work to explore the scalability of DEMER and its applicability to other domains.</text:p>
      <text:p text:style-name="P27"><text:tab/>Overall, this paper contributes valuable insights into improving reinforcement learning in dynamic environments. </text:p>
      <text:p text:style-name="P27"/>
      <text:h text:style-name="Heading_20_1" text:outline-level="1">3. Reinforcement Learning based Path Exploration for Sequential Explainable Recommendation</text:h>
      <text:p text:style-name="P29"/>
      <text:h text:style-name="P30" text:outline-level="3">Review of the Paper: "Reinforcement Learning based Path Exploration for Sequential Explainable Recommendation"</text:h>
      <text:h text:style-name="Heading_20_4" text:outline-level="4">The Problem that was Solved</text:h>
      <text:p text:style-name="P6">The paper addresses the challenge of providing explainable recommendations in sequential recommendation systems. Traditional recommendation methods often lack transparency, making it difficult for users to understand the rationale behind specific recommendations. This lack of explainability can lead to user distrust and reduced engagement. The authors propose a novel approach that models dynamic user-item interactions over time, aiming to enhance both the performance and explainability of recommendations.</text:p>
      <text:h text:style-name="Heading_20_4" text:outline-level="4">Brief Introduction to the Paper</text:h>
      <text:p text:style-name="P6">The paper introduces the Temporal Meta-path Guided Explainable Recommendation leveraging Reinforcement Learning (TMER-RL) model. This model integrates path-based knowledge from heterogeneous information networks to capture the temporal dynamics of user behavior. By utilizing reinforcement learning, the authors aim to improve the interpretability of recommendations while <text:soft-page-break/>maintaining high accuracy. The study is grounded in extensive evaluations on real-world datasets, demonstrating the effectiveness of the proposed approach.</text:p>
      <text:h text:style-name="Heading_20_4" text:outline-level="4">How it Solved the Problem</text:h>
      <text:p text:style-name="P6">The authors employ a combination of methodologies to tackle the problem of explainability in recommendations. Key findings include:</text:p>
      <text:list text:style-name="L12">
        <text:list-item>
          <text:p text:style-name="P31"><text:span text:style-name="Strong_20_Emphasis">Dynamic User-Item Interaction Modeling</text:span>: The TMER-RL model explicitly captures the temporal aspects of user behavior, allowing for a more nuanced understanding of user preferences over time. </text:p>
        </text:list-item>
        <text:list-item>
          <text:p text:style-name="P31"><text:span text:style-name="Strong_20_Emphasis">Path-based Knowledge Integration</text:span>: By leveraging meta-paths in heterogeneous information networks, the model can explore various relational compositions between entities, enhancing the richness of the recommendations. </text:p>
        </text:list-item>
        <text:list-item>
          <text:p text:style-name="P32"><text:span text:style-name="Strong_20_Emphasis">Reinforcement Learning Framework</text:span>: The use of reinforcement learning allows the model to adaptively learn from user interactions, improving the relevance of the recommendations and their explanations. </text:p>
        </text:list-item>
      </text:list>
      <text:p text:style-name="P6">The paper presents a comprehensive evaluation of the TMER-RL model against existing methods, showcasing its superior performance in terms of both accuracy and explainability.</text:p>
      <text:h text:style-name="Heading_20_4" text:outline-level="4">How it Performed the Validation and its Results</text:h>
      <text:p text:style-name="P6">The validation of the TMER-RL model was conducted through extensive experiments on three benchmark datasets, including Amazon and Goodreads. The authors employed various metrics to assess the model's performance, demonstrating its effectiveness in providing accurate and explainable recommendations. The results indicate that the TMER-RL model outperforms traditional recommendation systems, particularly in terms of temporal explainability.</text:p>
      <text:p text:style-name="P6"><text:soft-page-break/>Critically, the methodologies used in the validation process are robust, employing a variety of datasets to ensure generalizability. However, the paper could benefit from a more detailed discussion on the limitations of the datasets used and potential biases that may affect the results.</text:p>
      <text:h text:style-name="Heading_20_4" text:outline-level="4">Strengths and Weaknesses</text:h>
      <text:p text:style-name="P6"><text:span text:style-name="Strong_20_Emphasis">Strengths</text:span>:</text:p>
      <text:list text:style-name="L13">
        <text:list-item>
          <text:p text:style-name="P33"><text:span text:style-name="Strong_20_Emphasis">Innovative Approach</text:span>: The integration of reinforcement learning with path-based knowledge is a significant advancement in the field of explainable recommendations. </text:p>
        </text:list-item>
        <text:list-item>
          <text:p text:style-name="P33"><text:span text:style-name="Strong_20_Emphasis">Comprehensive Evaluation</text:span>: The extensive testing on real-world datasets adds credibility to the findings and demonstrates the model's practical applicability. </text:p>
        </text:list-item>
        <text:list-item>
          <text:p text:style-name="P34"><text:span text:style-name="Strong_20_Emphasis">Focus on Explainability</text:span>: The emphasis on providing clear explanations for recommendations addresses a critical gap in existing systems. </text:p>
        </text:list-item>
      </text:list>
      <text:p text:style-name="P6"><text:span text:style-name="Strong_20_Emphasis">Weaknesses</text:span>:</text:p>
      <text:list text:style-name="L14">
        <text:list-item>
          <text:p text:style-name="P35"><text:span text:style-name="Strong_20_Emphasis">Complexity</text:span>: The model's complexity may pose challenges in real-world implementations, particularly for systems with limited computational resources. </text:p>
        </text:list-item>
        <text:list-item>
          <text:p text:style-name="P36"><text:span text:style-name="Strong_20_Emphasis">Dataset Limitations</text:span>: While the paper uses multiple datasets, a discussion on the potential biases and limitations of these datasets would strengthen the analysis. </text:p>
        </text:list-item>
      </text:list>
      <text:p text:style-name="P6"><text:span text:style-name="Strong_20_Emphasis">Critical Perspective</text:span>: Overall, I agree with the authors' assertion that explainability is crucial for user trust in recommendation systems. The TMER-RL model represents a meaningful step forward in addressing this issue. However, I <text:soft-page-break/>believe that future work should focus on simplifying the model to enhance its accessibility for practical applications. Additionally, exploring the implications of dataset biases on the model's performance could provide valuable insights for further research in this area.</text:p>
      <text:p text:style-name="Horizontal_20_Line"/>
      <text:h text:style-name="Heading_20_3" text:outline-level="3">Slide 2: Introduction</text:h>
      <text:list text:style-name="L15">
        <text:list-item>
          <text:p text:style-name="P37"><text:span text:style-name="Strong_20_Emphasis">Problem Addressed:</text:span> </text:p>
          <text:list>
            <text:list-item>
              <text:p text:style-name="P37">Lack of explainability in traditional recommendation systems. </text:p>
            </text:list-item>
            <text:list-item>
              <text:p text:style-name="P37">User distrust due to opaque recommendation processes. </text:p>
            </text:list-item>
          </text:list>
        </text:list-item>
        <text:list-item>
          <text:p text:style-name="P37"><text:span text:style-name="Strong_20_Emphasis">Objective:</text:span> </text:p>
          <text:list>
            <text:list-item>
              <text:p text:style-name="P38">Enhance performance and explainability of sequential recommendations. </text:p>
            </text:list-item>
          </text:list>
        </text:list-item>
      </text:list>
      <text:p text:style-name="Horizontal_20_Line"/>
      <text:h text:style-name="Heading_20_3" text:outline-level="3">Slide 3: Overview of the Paper</text:h>
      <text:list text:style-name="L16">
        <text:list-item>
          <text:p text:style-name="P39"><text:span text:style-name="Strong_20_Emphasis">Title:</text:span> Temporal Meta-path Guided Explainable Recommendation leveraging Reinforcement Learning (TMER-RL). </text:p>
        </text:list-item>
        <text:list-item>
          <text:p text:style-name="P39"><text:span text:style-name="Strong_20_Emphasis">Key Focus:</text:span> </text:p>
          <text:list>
            <text:list-item>
              <text:p text:style-name="P39">Modeling dynamic user-item interactions over time. </text:p>
            </text:list-item>
            <text:list-item>
              <text:p text:style-name="P40">Integrating path-based knowledge from heterogeneous information networks. </text:p>
            </text:list-item>
          </text:list>
        </text:list-item>
      </text:list>
      <text:p text:style-name="Horizontal_20_Line"/>
      <text:h text:style-name="Heading_20_3" text:outline-level="3">Slide 4: Methodology</text:h>
      <text:list text:style-name="L17">
        <text:list-item>
          <text:p text:style-name="P41"><text:span text:style-name="Strong_20_Emphasis">Dynamic User-Item Interaction Modeling:</text:span> </text:p>
          <text:list>
            <text:list-item>
              <text:p text:style-name="P41">Captures temporal aspects of user behavior. </text:p>
            </text:list-item>
          </text:list>
        </text:list-item>
        <text:list-item>
          <text:p text:style-name="P41"><text:span text:style-name="Strong_20_Emphasis">Path-based Knowledge Integration:</text:span> </text:p>
          <text:list>
            <text:list-item>
              <text:p text:style-name="P41"><text:soft-page-break/>Utilizes meta-paths to explore relationships between entities. </text:p>
            </text:list-item>
          </text:list>
        </text:list-item>
        <text:list-item>
          <text:p text:style-name="P41"><text:span text:style-name="Strong_20_Emphasis">Reinforcement Learning Framework:</text:span> </text:p>
          <text:list>
            <text:list-item>
              <text:p text:style-name="P42">Adapts to user interactions for improved relevance and explanations. </text:p>
            </text:list-item>
          </text:list>
        </text:list-item>
      </text:list>
      <text:p text:style-name="Horizontal_20_Line"/>
      <text:h text:style-name="Heading_20_3" text:outline-level="3">Slide 5: Validation and Results</text:h>
      <text:list text:style-name="L18">
        <text:list-item>
          <text:p text:style-name="P43"><text:span text:style-name="Strong_20_Emphasis">Evaluation Method:</text:span> </text:p>
          <text:list>
            <text:list-item>
              <text:p text:style-name="P43">Extensive experiments on benchmark datasets (Amazon, Goodreads). </text:p>
            </text:list-item>
          </text:list>
        </text:list-item>
        <text:list-item>
          <text:p text:style-name="P43"><text:span text:style-name="Strong_20_Emphasis">Performance Metrics:</text:span> </text:p>
          <text:list>
            <text:list-item>
              <text:p text:style-name="P43">Accuracy and explainability of recommendations. </text:p>
            </text:list-item>
          </text:list>
        </text:list-item>
        <text:list-item>
          <text:p text:style-name="P43"><text:span text:style-name="Strong_20_Emphasis">Key Findings:</text:span> </text:p>
          <text:list>
            <text:list-item>
              <text:p text:style-name="P44">TMER-RL outperforms traditional systems in both accuracy and temporal explainability. </text:p>
            </text:list-item>
          </text:list>
        </text:list-item>
      </text:list>
      <text:p text:style-name="Horizontal_20_Line"/>
      <text:h text:style-name="Heading_20_3" text:outline-level="3">Slide 6: Strengths of the Paper</text:h>
      <text:list text:style-name="L19">
        <text:list-item>
          <text:p text:style-name="P45"><text:span text:style-name="Strong_20_Emphasis">Innovative Approach:</text:span> </text:p>
          <text:list>
            <text:list-item>
              <text:p text:style-name="P45">Combines reinforcement learning with path-based knowledge. </text:p>
            </text:list-item>
          </text:list>
        </text:list-item>
        <text:list-item>
          <text:p text:style-name="P45"><text:span text:style-name="Strong_20_Emphasis">Comprehensive Evaluation:</text:span> </text:p>
          <text:list>
            <text:list-item>
              <text:p text:style-name="P45">Robust testing on real-world datasets. </text:p>
            </text:list-item>
          </text:list>
        </text:list-item>
        <text:list-item>
          <text:p text:style-name="P45"><text:span text:style-name="Strong_20_Emphasis">Focus on Explainability:</text:span> </text:p>
          <text:list>
            <text:list-item>
              <text:p text:style-name="P46">Addresses critical gaps in existing recommendation systems. </text:p>
            </text:list-item>
          </text:list>
        </text:list-item>
      </text:list>
      <text:p text:style-name="Horizontal_20_Line"/>
      <text:h text:style-name="Heading_20_3" text:outline-level="3"><text:soft-page-break/>Slide 7: Weaknesses of the Paper</text:h>
      <text:list text:style-name="L20">
        <text:list-item>
          <text:p text:style-name="P47"><text:span text:style-name="Strong_20_Emphasis">Complexity:</text:span> </text:p>
          <text:list>
            <text:list-item>
              <text:p text:style-name="P47">High computational demands may limit practical applications. </text:p>
            </text:list-item>
          </text:list>
        </text:list-item>
        <text:list-item>
          <text:p text:style-name="P47"><text:span text:style-name="Strong_20_Emphasis">Dataset Limitations:</text:span> </text:p>
          <text:list>
            <text:list-item>
              <text:p text:style-name="P48">Need for discussion on potential biases in datasets used. </text:p>
            </text:list-item>
          </text:list>
        </text:list-item>
      </text:list>
      <text:p text:style-name="Horizontal_20_Line"/>
      <text:h text:style-name="Heading_20_3" text:outline-level="3">Slide 8: Critical Perspective</text:h>
      <text:list text:style-name="L21">
        <text:list-item>
          <text:p text:style-name="P49"><text:span text:style-name="Strong_20_Emphasis">Agreement with Authors:</text:span> </text:p>
          <text:list>
            <text:list-item>
              <text:p text:style-name="P49">Explainability is crucial for user trust in recommendations. </text:p>
            </text:list-item>
          </text:list>
        </text:list-item>
        <text:list-item>
          <text:p text:style-name="P49"><text:span text:style-name="Strong_20_Emphasis">Future Directions:</text:span> </text:p>
          <text:list>
            <text:list-item>
              <text:p text:style-name="P49">Simplifying the model for broader accessibility. </text:p>
            </text:list-item>
            <text:list-item>
              <text:p text:style-name="P50">Investigating dataset biases and their impact on performance. </text:p>
            </text:list-item>
          </text:list>
        </text:list-item>
      </text:list>
      <text:p text:style-name="Horizontal_20_Line"/>
      <text:h text:style-name="Heading_20_3" text:outline-level="3">Slide 9: Conclusion</text:h>
      <text:list text:style-name="L22">
        <text:list-item>
          <text:p text:style-name="P51"><text:span text:style-name="Strong_20_Emphasis">Summary:</text:span> </text:p>
          <text:list>
            <text:list-item>
              <text:p text:style-name="P51">TMER-RL represents a significant advancement in explainable recommendation systems. </text:p>
            </text:list-item>
            <text:list-item>
              <text:p text:style-name="P51">Balances accuracy and interpretability, paving the way for future research. </text:p>
            </text:list-item>
          </text:list>
        </text:list-item>
      </text:list>
      <text:p text:style-name="P52"/>
      <text:p text:style-name="P28"><text:tab/>This paper addresses the critical issue of explainability in recommendation systems, which often operate as black boxes, leading to user distrust. The authors propose a novel model called TMER-RL, which stands for Temporal Meta-path Guided Explainable Recommendation leveraging Reinforcement Learning. This model aims to enhance both the performance and interpretability of sequential recommendations.</text:p>
      <text:p text:style-name="P28"><text:tab/>The key contributions include modeling dynamic user-item interactions over time and utilizing path-based knowledge to explore relationships between items. By employing a reinforcement learning framework, TMER-RL adapts to user behavior, improving the relevance and clarity of recommendations.</text:p>
      <text:p text:style-name="P28"><text:soft-page-break/><text:tab/>The authors validate their approach through extensive experiments on datasets like Amazon and Goodreads, showing that TMER-RL outperforms traditional methods in accuracy and explainability.</text:p>
      <text:p text:style-name="P28"><text:tab/>While the paper presents an innovative approach and robust evaluation, it does have some weaknesses, such as its complexity and the need for a discussion on potential dataset biases.</text:p>
      <text:p text:style-name="P28"><text:tab/>In conclusion, TMER-RL represents a significant advancement in explainable recommendation systems, and I believe future work should focus on simplifying the model for broader applicabil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0" fo:widows="0" fo:hyphenation-ladder-count="no-limit" fo:hyphenation-keep="auto" loext:hyphenation-keep-type="column"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2" style:font-family-asian="'Times New Roman'" style:font-family-generic-asian="system" style:font-pitch-asian="variable" style:font-size-asian="12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default-outline-level="1" style:list-style-name="" style:class="text" style:master-page-name="">
      <style:paragraph-properties fo:margin-top="0.3cm" fo:margin-bottom="0.3cm" style:contextual-spacing="false" style:page-number="auto" fo:keep-with-next="auto">
        <style:tab-stops/>
      </style:paragraph-properties>
      <style:text-properties style:font-name="Times New Roman4" fo:font-family="'Times New Roman'" style:font-style-name="Обычный" style:font-family-generic="roman" fo:font-size="14pt" fo:font-weight="bold"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hyphenation-keep="auto" loext:hyphenation-keep-type="column" fo:text-indent="1.251cm" style:auto-text-indent="false" style:page-number="auto" fo:background-color="transparent" style:writing-mode="lr-tb">
        <style:tab-stops/>
      </style:paragraph-properties>
      <style:text-properties style:font-name="Times New Roman4"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cm" fo:margin-right="0cm" fo:text-indent="1.251cm" style:auto-text-indent="false" style:page-number="auto">
        <style:tab-stops>
          <style:tab-stop style:position="1.75cm"/>
        </style:tab-stops>
      </style:paragraph-properties>
      <style:text-properties style:font-name-complex="Noto Sans Devanagari" style:font-family-complex="'Noto Sans Devanagari'" style:font-family-generic-complex="system" style:font-pitch-complex="variable"/>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loext:hidden="true" style:hidden="true"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Heading" loext:linked-style-name="Заголовок_20_1_20_Знак" style:default-outline-level="1" style:list-style-name="" style:class="text" style:master-page-name="">
      <style:paragraph-properties fo:margin-left="0cm" fo:margin-right="0cm" fo:margin-top="0cm" fo:margin-bottom="0cm" style:contextual-spacing="false" fo:text-indent="0cm" style:auto-text-indent="false" style:page-number="auto"/>
      <style:text-properties fo:text-transform="uppercase" style:font-name="Times New Roman4" fo:font-family="'Times New Roman'" style:font-style-name="Обычный" style:font-family-generic="roman" fo:font-size="14pt" fo:font-weight="bold" style:font-size-asian="16pt" style:font-size-complex="16pt"/>
    </style:style>
    <style:style style:name="Heading_20_2" style:display-name="Heading 2" style:family="paragraph" style:parent-style-name="Heading" style:next-style-name="Standard" loext:linked-style-name="Заголовок_20_2_20_Знак" style:auto-update="true" style:default-outline-level="2" style:list-style-name="" style:class="text">
      <style:paragraph-properties fo:margin-left="0cm" fo:margin-right="0cm" fo:margin-top="0.603cm" fo:margin-bottom="0.603cm" style:contextual-spacing="false" fo:line-height="100%" fo:text-align="center" style:justify-single-word="false" fo:keep-together="always" fo:text-indent="0cm" style:auto-text-indent="false" fo:keep-with-next="always"/>
      <style:text-properties fo:color="#000000" loext:opacity="100%" style:font-name="Times New Roman3" fo:font-family="'Times New Roman'" style:font-style-name="Жирный" style:font-family-generic="roman"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Heading" style:next-style-name="Standard" loext:linked-style-name="Заголовок_20_3_20_Знак" style:auto-update="true" style:default-outline-level="3" style:list-style-name="" style:class="text">
      <style:paragraph-properties fo:margin-top="0.584cm" fo:margin-bottom="0.513cm" style:contextual-spacing="false" fo:line-height="150%" fo:text-align="center" style:justify-single-word="false" fo:keep-together="always" fo:keep-with-next="always"/>
      <style:text-properties fo:color="#000000" loext:opacity="100%" style:font-name="Times New Roman4" fo:font-family="'Times New Roman'" style:font-style-name="Обычный" style:font-family-generic="roman"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loext:hidden="true" style:hidden="true" style:parent-style-name="Standard" style:next-style-name="Text_20_body" style:class="chapter" style:master-page-name="">
      <style:paragraph-properties fo:margin-top="0cm" fo:margin-bottom="0.199cm" style:contextual-spacing="false" fo:line-height="150%" style:page-number="auto" fo:keep-with-next="always">
        <style:tab-stops/>
      </style:paragraph-properties>
      <style:text-properties style:font-name="Times New Roman4" fo:font-family="'Times New Roman'" style:font-style-name="Обычный" style:font-family-generic="roman"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loext:hidden="true" style:hidden="true"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loext:hidden="true" style:hidden="true" style:parent-style-name="Title"/>
    <style:style style:name="Contents_20_1" style:display-name="Contents 1" style:family="paragraph" style:parent-style-name="Оглавление" style:auto-update="true" style:class="index" style:master-page-name="">
      <style:paragraph-properties fo:margin-top="0cm" fo:margin-bottom="0.199cm" style:contextual-spacing="false" fo:line-height="100%" fo:text-align="justify" style:justify-single-word="false" style:page-number="auto">
        <style:tab-stops/>
      </style:paragraph-properties>
      <style:text-properties style:font-name="Times New Roman4" fo:font-family="'Times New Roman'" style:font-style-name="Обычный" style:font-family-generic="roman" fo:font-size="14pt" fo:font-weight="normal"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Оглавление" style:auto-update="true" style:class="index" style:master-page-name="">
      <style:paragraph-properties fo:margin-left="0.499cm" fo:margin-right="0cm" fo:margin-top="0cm" fo:margin-bottom="0cm" style:contextual-spacing="false" fo:line-height="150%" fo:text-align="justify" style:justify-single-word="false" fo:text-indent="0cm" style:auto-text-indent="false" style:page-number="auto">
        <style:tab-stops/>
      </style:paragraph-properties>
      <style:text-properties style:font-name="Times New Roman4" fo:font-family="'Times New Roman'" style:font-style-name="Обычный" style:font-family-generic="roman" fo:font-size="14pt" fo:font-style="normal"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loext:hidden="true" style:hidden="true"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loext:hidden="true" style:hidden="true" style:parent-style-name="Standard"/>
    <style:style style:name="Header_20_and_20_Footer" style:display-name="Header and Footer" style:family="paragraph" loext:hidden="true" style:hidden="true" style:parent-style-name="Standard" style:class="extra"/>
    <style:style style:name="Header" style:family="paragraph" loext:hidden="true" style:hidden="true"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loext:hidden="true" style:hidden="true" style:parent-style-name="Heading" style:class="index"/>
    <style:style style:name="Contents_20_Heading" style:display-name="Contents Heading" style:family="paragraph" style:parent-style-name="Оглавление" style:next-style-name="Standard" style:auto-update="true" style:default-outline-level="" style:class="index" style:master-page-name="">
      <style:paragraph-properties fo:margin-left="0cm" fo:margin-right="0cm" fo:margin-top="0cm" fo:margin-bottom="0.199cm" style:contextual-spacing="false" fo:line-height="150%" fo:keep-together="always" fo:orphans="2" fo:widows="2" fo:text-indent="0cm" style:auto-text-indent="false" style:page-number="auto" fo:keep-with-next="always"/>
      <style:text-properties fo:color="#000000" loext:opacity="100%" style:font-name="Times New Roman3" fo:font-family="'Times New Roman'" style:font-style-name="Жирный" style:font-family-generic="roman" fo:font-weight="bold"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Оглавление" style:next-style-name="Standard" style:auto-update="true" style:class="index" style:master-page-name="">
      <loext:graphic-properties draw:fill="none" draw:fill-color="#729fcf"/>
      <style:paragraph-properties fo:margin-left="1cm" fo:margin-right="0cm" fo:margin-top="0cm" fo:margin-bottom="0.199cm" style:contextual-spacing="false" fo:line-height="100%" fo:text-align="justify" style:justify-single-word="false" fo:orphans="0" fo:widows="0" fo:hyphenation-ladder-count="no-limit" fo:hyphenation-keep="auto" loext:hyphenation-keep-type="column" fo:text-indent="0cm" style:auto-text-indent="false" style:page-number="auto" fo:background-color="transparent" style:writing-mode="lr-tb">
        <style:tab-stops/>
      </style:paragraph-properties>
      <style:text-properties style:font-name="Times New Roman4" fo:font-family="'Times New Roman'" style:font-style-name="Обычный" style:font-family-generic="roman" fo:font-size="14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loext:hidden="true" style:hidden="true" style:parent-style-name="Оглавление" style:next-style-name="Standard" style:auto-update="true" style:class="index" style:master-page-name="">
      <style:paragraph-properties fo:margin-left="3.799cm" fo:margin-right="0cm" fo:line-height="100%" fo:text-align="start" style:justify-single-word="false" fo:text-indent="-3.799cm" style:auto-text-indent="false" style:page-number="auto" fo:keep-with-next="always">
        <style:tab-stops/>
      </style:paragraph-properties>
      <style:text-properties style:font-name="Times New Roman4" fo:font-family="'Times New Roman'" style:font-style-name="Обычный" style:font-family-generic="roman" fo:font-size="14pt" style:font-size-asian="10pt" style:font-name-complex="Calibri1" style:font-family-complex="Calibri" style:font-family-generic-complex="system" style:font-pitch-complex="variable" style:font-size-complex="10pt"/>
    </style:style>
    <style:style style:name="Contents_20_5" style:display-name="Contents 5" style:family="paragraph" loext:hidden="true" style:hidden="true"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loext:hidden="true" style:hidden="true"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loext:hidden="true" style:hidden="true"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loext:hidden="true" style:hidden="true"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loext:hidden="true" style:hidden="true"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master-page-name="">
      <style:paragraph-properties fo:line-height="150%" fo:text-align="start" style:justify-single-word="false" fo:orphans="0" fo:widows="0" fo:hyphenation-ladder-count="no-limit" fo:hyphenation-keep="auto" loext:hyphenation-keep-type="column" style:page-number="auto" text:number-lines="false" text:line-number="0"/>
      <style:text-properties style:font-name="Times New Roman4" fo:font-family="'Times New Roman'" style:font-style-name="Обычный" style:font-family-generic="roman" fo:font-size="12pt" officeooo:rsid="00d2021a" fo:background-color="transparent" style:font-size-asian="12pt" style:font-size-complex="12pt" fo:hyphenate="tru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Маркированный_20_список" style:display-name="Маркированный список" style:family="paragraph" style:parent-style-name="List" style:list-style-name="List_20_1" style:master-page-name="">
      <style:paragraph-properties fo:margin-left="0cm" fo:margin-right="0cm" fo:text-indent="1.251cm" style:auto-text-indent="false" style:page-number="auto">
        <style:tab-stops>
          <style:tab-stop style:position="1.75cm"/>
        </style:tab-stops>
      </style:paragraph-properties>
    </style:style>
    <style:style style:name="Numbering_20_1" style:display-name="Numbering 1" style:family="paragraph" style:parent-style-name="List"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list-style-name="WWNum1"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3" style:display-name="Numbering 3" style:family="paragraph" style:parent-style-name="List" style:list-style-name="WWNum9"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4" style:display-name="Numbering 4" style:family="paragraph" style:parent-style-name="List" style:auto-update="true" style:class="list" style:master-page-name="">
      <style:paragraph-properties fo:margin-left="0cm" fo:margin-right="0cm" fo:margin-top="0cm" fo:margin-bottom="0cm" style:contextual-spacing="false" fo:text-indent="1.251cm" style:auto-text-indent="false" style:page-number="auto">
        <style:tab-stops>
          <style:tab-stop style:position="2cm"/>
        </style:tab-stops>
      </style:paragraph-properties>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Оглавление" style:family="paragraph" style:parent-style-name="Standard" style:class="index">
      <style:paragraph-properties>
        <style:tab-stops>
          <style:tab-stop style:position="16.499cm" style:type="right" style:leader-style="dotted" style:leader-tex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25cm" style:type="center"/>
          <style:tab-stop style:position="16.499cm" style:type="right"/>
        </style:tab-stops>
      </style:paragraph-properties>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499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499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499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499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5cm" fo:margin-right="0cm" fo:text-indent="0cm" style:auto-text-indent="false">
        <style:tab-stops>
          <style:tab-stop style:position="12cm" style:type="right" style:leader-style="dotted" style:leader-tex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25cm" style:type="center"/>
          <style:tab-stop style:position="16.499cm" style:type="right"/>
        </style:tab-stops>
      </style:paragraph-properties>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loext:hidden="true" style:hidden="true" style:parent-style-name="Caption" style:class="extra"/>
    <style:style style:name="Text" style:family="paragraph" loext:hidden="true" style:hidden="true" style:parent-style-name="Caption" style:class="extra"/>
    <style:style style:name="Figure" style:family="paragraph" loext:hidden="true" style:hidden="true" style:parent-style-name="Caption" style:class="extra"/>
    <style:style style:name="Marginalia" style:family="paragraph" loext:hidden="true" style:hidden="true" style:parent-style-name="Text_20_body" style:class="text">
      <style:paragraph-properties fo:margin-left="4.001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Heading_20_4" style:display-name="Heading 4" style:family="paragraph" loext:hidden="true" style:hidden="true"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Appendix" style:family="paragraph" style:parent-style-name="Heading" style:next-style-name="Text_20_body" style:default-outline-level="4" style:list-style-name="" style:class="chapter" style:master-page-name="">
      <style:paragraph-properties fo:margin-left="0cm" fo:margin-right="0cm" fo:margin-top="0cm" fo:margin-bottom="0cm" style:contextual-spacing="false" fo:text-align="center" style:justify-single-word="false" fo:keep-together="auto" fo:text-indent="0cm" style:auto-text-indent="true" style:page-number="auto">
        <style:tab-stops/>
      </style:paragraph-properties>
      <style:text-properties style:font-name="Times New Roman3" fo:font-family="'Times New Roman'" style:font-style-name="Жирный" style:font-family-generic="roman" fo:font-size="14pt" fo:font-weight="bold" style:font-size-asian="16pt" style:font-weight-asian="bold" style:font-size-complex="16pt" style:font-weight-complex="bold"/>
    </style:style>
    <style:style style:name="Drawing" style:family="paragraph" style:parent-style-name="Caption" style:class="extra" style:master-page-name="">
      <style:paragraph-properties style:page-number="auto"/>
      <style:text-properties style:font-name="Times New Roman4" fo:font-family="'Times New Roman'" style:font-style-name="Обычный" style:font-family-generic="roman" fo:font-size="14pt" fo:font-style="normal"/>
    </style:style>
    <style:style style:name="Table" style:family="paragraph" style:parent-style-name="Caption" style:class="extra" style:master-page-name="">
      <style:paragraph-properties style:page-number="auto">
        <style:tab-stops/>
      </style:paragraph-properties>
      <style:text-properties style:font-name="Times New Roman4" fo:font-family="'Times New Roman'" style:font-style-name="Обычный" style:font-family-generic="roman" fo:font-size="14pt" fo:font-style="normal"/>
    </style:style>
    <style:style style:name="Normal_20__28_Web_29_" style:display-name="Normal (Web)" style:family="paragraph" style:parent-style-name="Standard">
      <style:paragraph-properties fo:margin-top="0.176cm" fo:margin-bottom="0.176cm" style:contextual-spacing="false" fo:line-height="100%" fo:text-align="start" style:justify-single-word="false" fo:orphans="2" fo:widows="2" style:writing-mode="lr-tb"/>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16" style:display-name="ListLabel 216" style:family="text"/>
    <style:style style:name="ListLabel_20_215" style:display-name="ListLabel 215" style:family="text"/>
    <style:style style:name="ListLabel_20_214" style:display-name="ListLabel 214" style:family="text"/>
    <style:style style:name="ListLabel_20_213" style:display-name="ListLabel 213" style:family="text"/>
    <style:style style:name="ListLabel_20_212" style:display-name="ListLabel 212" style:family="text"/>
    <style:style style:name="ListLabel_20_211" style:display-name="ListLabel 211" style:family="text"/>
    <style:style style:name="ListLabel_20_210" style:display-name="ListLabel 210" style:family="text"/>
    <style:style style:name="ListLabel_20_209" style:display-name="ListLabel 209" style:family="text"/>
    <style:style style:name="ListLabel_20_208" style:display-name="ListLabel 208" style:family="text"/>
    <style:style style:name="ListLabel_20_207" style:display-name="ListLabel 207"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5" style:display-name="ListLabel 205" style:family="text"/>
    <style:style style:name="ListLabel_20_204" style:display-name="ListLabel 204"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2" style:display-name="ListLabel 202" style:family="text"/>
    <style:style style:name="ListLabel_20_201" style:display-name="ListLabel 201"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199" style:display-name="ListLabel 199" style:family="text"/>
    <style:style style:name="ListLabel_20_198" style:display-name="ListLabel 198"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6" style:display-name="ListLabel 196" style:family="text"/>
    <style:style style:name="ListLabel_20_195" style:display-name="ListLabel 195"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3" style:display-name="ListLabel 193" style:family="text"/>
    <style:style style:name="ListLabel_20_192" style:display-name="ListLabel 192"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0" style:display-name="ListLabel 190" style:family="text"/>
    <style:style style:name="ListLabel_20_189" style:display-name="ListLabel 189"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7" style:display-name="ListLabel 187" style:family="text"/>
    <style:style style:name="ListLabel_20_186" style:display-name="ListLabel 186"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4" style:display-name="ListLabel 184" style:family="text"/>
    <style:style style:name="ListLabel_20_183" style:display-name="ListLabel 183"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1" style:display-name="ListLabel 181" style:family="text"/>
    <style:style style:name="ListLabel_20_180" style:display-name="ListLabel 180"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78" style:display-name="ListLabel 178" style:family="text"/>
    <style:style style:name="ListLabel_20_177" style:display-name="ListLabel 177"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5" style:display-name="ListLabel 175" style:family="text"/>
    <style:style style:name="ListLabel_20_174" style:display-name="ListLabel 174"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2" style:display-name="ListLabel 172" style:family="text"/>
    <style:style style:name="ListLabel_20_171" style:display-name="ListLabel 171"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69" style:display-name="ListLabel 169" style:family="text"/>
    <style:style style:name="ListLabel_20_168" style:display-name="ListLabel 168"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6" style:display-name="ListLabel 166" style:family="text"/>
    <style:style style:name="ListLabel_20_165" style:display-name="ListLabel 165" style:family="text"/>
    <style:style style:name="ListLabel_20_164" style:display-name="ListLabel 164" style:family="text"/>
    <style:style style:name="ListLabel_20_163" style:display-name="ListLabel 163" style:family="text"/>
    <style:style style:name="ListLabel_20_162" style:display-name="ListLabel 162"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0" style:display-name="ListLabel 160" style:family="text"/>
    <style:style style:name="ListLabel_20_159" style:display-name="ListLabel 159"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7" style:display-name="ListLabel 157" style:family="text"/>
    <style:style style:name="ListLabel_20_156" style:display-name="ListLabel 156" style:family="text"/>
    <style:style style:name="ListLabel_20_155" style:display-name="ListLabel 155" style:family="text"/>
    <style:style style:name="ListLabel_20_154" style:display-name="ListLabel 154" style:family="text"/>
    <style:style style:name="ListLabel_20_153" style:display-name="ListLabel 153"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1" style:display-name="ListLabel 151" style:family="text"/>
    <style:style style:name="ListLabel_20_150" style:display-name="ListLabel 150"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48" style:display-name="ListLabel 148" style:family="text"/>
    <style:style style:name="ListLabel_20_147" style:display-name="ListLabel 147" style:family="text"/>
    <style:style style:name="ListLabel_20_146" style:display-name="ListLabel 146" style:family="text"/>
    <style:style style:name="ListLabel_20_145" style:display-name="ListLabel 145" style:family="text"/>
    <style:style style:name="ListLabel_20_144" style:display-name="ListLabel 144"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2" style:display-name="ListLabel 142" style:family="text"/>
    <style:style style:name="ListLabel_20_141" style:display-name="ListLabel 141"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39" style:display-name="ListLabel 139" style:family="text"/>
    <style:style style:name="ListLabel_20_138" style:display-name="ListLabel 138" style:family="text"/>
    <style:style style:name="ListLabel_20_137" style:display-name="ListLabel 137" style:family="text"/>
    <style:style style:name="ListLabel_20_136" style:display-name="ListLabel 136" style:family="text"/>
    <style:style style:name="ListLabel_20_135" style:display-name="ListLabel 135"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3" style:display-name="ListLabel 133" style:family="text"/>
    <style:style style:name="ListLabel_20_132" style:display-name="ListLabel 132"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0" style:display-name="ListLabel 130" style:family="text"/>
    <style:style style:name="ListLabel_20_129" style:display-name="ListLabel 129"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7" style:display-name="ListLabel 127" style:family="text"/>
    <style:style style:name="ListLabel_20_126" style:display-name="ListLabel 126"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4" style:display-name="ListLabel 124" style:family="text"/>
    <style:style style:name="ListLabel_20_123" style:display-name="ListLabel 123"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1" style:display-name="ListLabel 121" style:family="text"/>
    <style:style style:name="ListLabel_20_120" style:display-name="ListLabel 120"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18" style:display-name="ListLabel 118" style:family="text"/>
    <style:style style:name="ListLabel_20_117" style:display-name="ListLabel 117" style:family="text"/>
    <style:style style:name="ListLabel_20_116" style:display-name="ListLabel 116" style:family="text"/>
    <style:style style:name="ListLabel_20_115" style:display-name="ListLabel 115" style:family="text"/>
    <style:style style:name="ListLabel_20_114" style:display-name="ListLabel 114" style:family="text"/>
    <style:style style:name="ListLabel_20_113" style:display-name="ListLabel 113" style:family="text"/>
    <style:style style:name="ListLabel_20_112" style:display-name="ListLabel 112" style:family="text"/>
    <style:style style:name="ListLabel_20_111" style:display-name="ListLabel 111" style:family="text"/>
    <style:style style:name="ListLabel_20_110" style:display-name="ListLabel 110" style:family="text"/>
    <style:style style:name="ListLabel_20_109" style:display-name="ListLabel 109" style:family="text">
      <style:text-properties fo:color="#000000" loext:opacity="100%"/>
    </style:style>
    <style:style style:name="Default_20_Paragraph_20_Font_20__28_WW_29_" style:display-name="Default Paragraph Font (WW)"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ListLabel_20_73"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fo:font-family="OpenSymbol"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fo:font-family="OpenSymbol"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fo:font-family="OpenSymbol"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fo:font-family="OpenSymbol"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fo:font-family="OpenSymbol"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9">
      <number:number number:decimal-places="11" number:min-decimal-places="11" number:min-integer-digits="1"/>
    </number:number-style>
    <number:number-style style:name="N130">
      <number:number number:decimal-places="6" number:min-decimal-places="6" number:min-integer-digits="1"/>
    </number:number-style>
    <number:number-style style:name="N10114" number:language="ru" number:country="RU">
      <number:number number:decimal-places="7" number:min-decimal-places="7" number:min-integer-digits="1"/>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4</text:page-number></text:p>
      </style:footer>
    </style:master-page>
    <style:master-page style:name="Converted1" style:page-layout-name="Mpm2" draw:style-name="Mdp1">
      <style:footer>
        <text:p text:style-name="Footer"><text:page-number text:select-page="current">0</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3T14:30:02.391612548</meta:creation-date>
    <dc:language>ru-RU</dc:language>
    <meta:editing-cycles>2</meta:editing-cycles>
    <meta:editing-duration>PT8M53S</meta:editing-duration>
    <meta:generator>LibreOffice/24.8.2.1$Linux_X86_64 LibreOffice_project/480$Build-1</meta:generator>
    <dc:title>ОС ТУСУР</dc:title>
    <dc:date>2024-10-23T15:24:51.640032231</dc:date>
    <meta:document-statistic meta:table-count="0" meta:image-count="0" meta:object-count="0" meta:page-count="14" meta:paragraph-count="167" meta:word-count="2214" meta:character-count="16702" meta:non-whitespace-character-count="14662"/>
    <meta:user-defined meta:name="AppVersion">16.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ОС ТУСУР" xlink:href="../../../../../../../../Templates/ОС%20ТУСУР.ott" meta:date="2024-10-23T14:30:01.713146953"/>
  </office:meta>
</office:document-meta>
</file>